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5fa4" officeooo:paragraph-rsid="005a40e3"/>
    </style:style>
    <style:style style:name="P2" style:family="paragraph" style:parent-style-name="Standard">
      <style:text-properties fo:color="#606060" officeooo:rsid="000fff0a" officeooo:paragraph-rsid="00145b87"/>
    </style:style>
    <style:style style:name="P3" style:family="paragraph" style:parent-style-name="Standard">
      <style:paragraph-properties fo:margin-left="0in" fo:margin-right="0in" fo:margin-top="0in" fo:margin-bottom="0.1965in" loext:contextual-spacing="false" fo:text-indent="0in" style:auto-text-indent="false"/>
      <style:text-properties fo:color="#606060" officeooo:rsid="00243bbb" officeooo:paragraph-rsid="004abc1a"/>
    </style:style>
    <style:style style:name="P4" style:family="paragraph" style:parent-style-name="Standard">
      <style:paragraph-properties fo:margin-left="0in" fo:margin-right="0in" fo:margin-top="0in" fo:margin-bottom="0.1965in" loext:contextual-spacing="false" fo:text-indent="0in" style:auto-text-indent="false"/>
      <style:text-properties fo:color="#606060" officeooo:rsid="004b37f8" officeooo:paragraph-rsid="005a40e3"/>
    </style:style>
    <style:style style:name="P5" style:family="paragraph" style:parent-style-name="Preformatted_20_Text">
      <style:paragraph-properties fo:margin-left="0in" fo:margin-right="0in" fo:margin-top="0in" fo:margin-bottom="0.1965in" loext:contextual-spacing="false" fo:text-indent="0in" style:auto-text-indent="false"/>
    </style:style>
    <style:style style:name="P6" style:family="paragraph" style:parent-style-name="Preformatted_20_Text">
      <style:paragraph-properties fo:margin-left="0in" fo:margin-right="0in" fo:margin-top="0in" fo:margin-bottom="0.1965in" loext:contextual-spacing="false" fo:text-indent="0in" style:auto-text-indent="false"/>
      <style:text-properties fo:color="#606060"/>
    </style:style>
    <style:style style:name="P7" style:family="paragraph" style:parent-style-name="Preformatted_20_Text">
      <style:paragraph-properties fo:margin-left="0in" fo:margin-right="0in" fo:margin-top="0in" fo:margin-bottom="0.1965in" loext:contextual-spacing="false" fo:text-indent="0in" style:auto-text-indent="false"/>
      <style:text-properties fo:color="#606060" officeooo:rsid="000fff0a" officeooo:paragraph-rsid="0037a6b1"/>
    </style:style>
    <style:style style:name="P8" style:family="paragraph" style:parent-style-name="Preformatted_20_Text">
      <style:paragraph-properties fo:margin-left="0in" fo:margin-right="0in" fo:margin-top="0in" fo:margin-bottom="0.1965in" loext:contextual-spacing="false" fo:text-indent="0in" style:auto-text-indent="false"/>
      <style:text-properties fo:color="#606060" officeooo:rsid="000fff0a" officeooo:paragraph-rsid="0039a0c9"/>
    </style:style>
    <style:style style:name="P9" style:family="paragraph" style:parent-style-name="Preformatted_20_Text">
      <style:paragraph-properties fo:margin-left="0in" fo:margin-right="0in" fo:margin-top="0in" fo:margin-bottom="0.1965in" loext:contextual-spacing="false" fo:text-indent="0in" style:auto-text-indent="false"/>
      <style:text-properties fo:color="#606060" officeooo:rsid="000fff0a" officeooo:paragraph-rsid="005a40e3"/>
    </style:style>
    <style:style style:name="P10" style:family="paragraph" style:parent-style-name="Preformatted_20_Text">
      <style:paragraph-properties fo:margin-left="0in" fo:margin-right="0in" fo:margin-top="0in" fo:margin-bottom="0.1965in" loext:contextual-spacing="false" fo:text-indent="0in" style:auto-text-indent="false"/>
      <style:text-properties fo:color="#606060" officeooo:paragraph-rsid="00122c00"/>
    </style:style>
    <style:style style:name="P11" style:family="paragraph" style:parent-style-name="Preformatted_20_Text">
      <style:paragraph-properties fo:margin-left="0in" fo:margin-right="0in" fo:margin-top="0in" fo:margin-bottom="0.1965in" loext:contextual-spacing="false" fo:text-indent="0in" style:auto-text-indent="false"/>
      <style:text-properties fo:color="#606060" officeooo:rsid="00122c00" officeooo:paragraph-rsid="005a40e3"/>
    </style:style>
    <style:style style:name="P12" style:family="paragraph" style:parent-style-name="Preformatted_20_Text">
      <style:paragraph-properties fo:margin-left="0in" fo:margin-right="0in" fo:margin-top="0in" fo:margin-bottom="0.1965in" loext:contextual-spacing="false" fo:text-indent="0in" style:auto-text-indent="false"/>
      <style:text-properties fo:color="#606060" officeooo:rsid="001b2708" officeooo:paragraph-rsid="0059b489"/>
    </style:style>
    <style:style style:name="P13" style:family="paragraph" style:parent-style-name="Preformatted_20_Text">
      <style:paragraph-properties fo:margin-left="0in" fo:margin-right="0in" fo:margin-top="0in" fo:margin-bottom="0.1965in" loext:contextual-spacing="false" fo:text-indent="0in" style:auto-text-indent="false"/>
      <style:text-properties fo:color="#606060" officeooo:rsid="001d3caf" officeooo:paragraph-rsid="0037a6b1"/>
    </style:style>
    <style:style style:name="P14" style:family="paragraph" style:parent-style-name="Preformatted_20_Text">
      <style:paragraph-properties fo:margin-left="0in" fo:margin-right="0in" fo:margin-top="0in" fo:margin-bottom="0.1965in" loext:contextual-spacing="false" fo:text-indent="0in" style:auto-text-indent="false"/>
      <style:text-properties fo:color="#606060" officeooo:rsid="0024f73d" officeooo:paragraph-rsid="0037a6b1"/>
    </style:style>
    <style:style style:name="P15" style:family="paragraph" style:parent-style-name="Preformatted_20_Text">
      <style:paragraph-properties fo:margin-left="0in" fo:margin-right="0in" fo:margin-top="0in" fo:margin-bottom="0.1965in" loext:contextual-spacing="false" fo:text-indent="0in" style:auto-text-indent="false"/>
      <style:text-properties fo:color="#606060" officeooo:rsid="002d2f2e" officeooo:paragraph-rsid="005a40e3"/>
    </style:style>
    <style:style style:name="P16" style:family="paragraph" style:parent-style-name="Preformatted_20_Text">
      <style:paragraph-properties fo:margin-left="0in" fo:margin-right="0in" fo:margin-top="0in" fo:margin-bottom="0.1965in" loext:contextual-spacing="false" fo:text-indent="0in" style:auto-text-indent="false"/>
      <style:text-properties fo:color="#606060" officeooo:rsid="003a3234" officeooo:paragraph-rsid="005a40e3"/>
    </style:style>
    <style:style style:name="P17" style:family="paragraph" style:parent-style-name="Preformatted_20_Text">
      <style:paragraph-properties fo:margin-left="0in" fo:margin-right="0in" fo:margin-top="0in" fo:margin-bottom="0.1965in" loext:contextual-spacing="false" fo:text-indent="0in" style:auto-text-indent="false"/>
      <style:text-properties fo:color="#606060" officeooo:rsid="003eaf5e" officeooo:paragraph-rsid="005a40e3"/>
    </style:style>
    <style:style style:name="P18" style:family="paragraph" style:parent-style-name="Preformatted_20_Text">
      <style:paragraph-properties fo:margin-left="0in" fo:margin-right="0in" fo:margin-top="0in" fo:margin-bottom="0.1965in" loext:contextual-spacing="false" fo:text-indent="0in" style:auto-text-indent="false"/>
      <style:text-properties fo:color="#606060" officeooo:rsid="00549936" officeooo:paragraph-rsid="005a40e3"/>
    </style:style>
    <style:style style:name="P19" style:family="paragraph" style:parent-style-name="Preformatted_20_Text">
      <style:paragraph-properties fo:margin-left="0in" fo:margin-right="0in" fo:margin-top="0in" fo:margin-bottom="0.1965in" loext:contextual-spacing="false" fo:text-indent="0in" style:auto-text-indent="false"/>
      <style:text-properties fo:color="#000000"/>
    </style:style>
    <style:style style:name="P20" style:family="paragraph" style:parent-style-name="Preformatted_20_Text">
      <style:paragraph-properties fo:margin-left="0in" fo:margin-right="0in" fo:margin-top="0in" fo:margin-bottom="0.1965in" loext:contextual-spacing="false" fo:text-indent="0in" style:auto-text-indent="false"/>
      <style:text-properties fo:color="#000000" officeooo:rsid="0017ae98" officeooo:paragraph-rsid="0059b489"/>
    </style:style>
    <style:style style:name="P21" style:family="paragraph" style:parent-style-name="Preformatted_20_Text">
      <style:paragraph-properties fo:margin-left="0in" fo:margin-right="0in" fo:margin-top="0in" fo:margin-bottom="0.1965in" loext:contextual-spacing="false" fo:text-indent="0in" style:auto-text-indent="false"/>
      <style:text-properties fo:color="#000000" officeooo:paragraph-rsid="002cfd54"/>
    </style:style>
    <style:style style:name="P22" style:family="paragraph" style:parent-style-name="Preformatted_20_Text">
      <style:paragraph-properties fo:margin-left="0in" fo:margin-right="0in" fo:margin-top="0in" fo:margin-bottom="0.1965in" loext:contextual-spacing="false" fo:text-indent="0in" style:auto-text-indent="false"/>
      <style:text-properties fo:color="#000000" officeooo:paragraph-rsid="0057935d"/>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fo:color="#800000"/>
    </style:style>
    <style:style style:name="P24" style:family="paragraph" style:parent-style-name="Preformatted_20_Text">
      <style:paragraph-properties fo:margin-left="0in" fo:margin-right="0in" fo:margin-top="0in" fo:margin-bottom="0.1965in" loext:contextual-spacing="false" fo:text-indent="0in" style:auto-text-indent="false"/>
      <style:text-properties officeooo:paragraph-rsid="0037a6b1"/>
    </style:style>
    <style:style style:name="P25" style:family="paragraph" style:parent-style-name="Preformatted_20_Text">
      <style:paragraph-properties fo:margin-left="0in" fo:margin-right="0in" fo:margin-top="0in" fo:margin-bottom="0in" loext:contextual-spacing="false" fo:text-indent="0in" style:auto-text-indent="false"/>
    </style:style>
    <style:style style:name="P26" style:family="paragraph" style:parent-style-name="Preformatted_20_Text">
      <style:paragraph-properties fo:margin-left="0in" fo:margin-right="0in" fo:margin-top="0in" fo:margin-bottom="0in" loext:contextual-spacing="false" fo:text-indent="0in" style:auto-text-indent="false"/>
      <style:text-properties fo:color="#800000"/>
    </style:style>
    <style:style style:name="P27" style:family="paragraph" style:parent-style-name="Preformatted_20_Text">
      <style:paragraph-properties fo:margin-left="0in" fo:margin-right="0in" fo:margin-top="0in" fo:margin-bottom="0in" loext:contextual-spacing="false" fo:text-indent="0in" style:auto-text-indent="false"/>
      <style:text-properties officeooo:paragraph-rsid="00122c00"/>
    </style:style>
    <style:style style:name="P28" style:family="paragraph" style:parent-style-name="Preformatted_20_Text">
      <style:paragraph-properties fo:margin-left="0in" fo:margin-right="0in" fo:margin-top="0in" fo:margin-bottom="0in" loext:contextual-spacing="false" fo:text-indent="0in" style:auto-text-indent="false"/>
      <style:text-properties officeooo:paragraph-rsid="0037a6b1"/>
    </style:style>
    <style:style style:name="P29" style:family="paragraph" style:parent-style-name="Preformatted_20_Text">
      <style:paragraph-properties fo:margin-left="0in" fo:margin-right="0in" fo:margin-top="0in" fo:margin-bottom="0in" loext:contextual-spacing="false" fo:text-indent="0in" style:auto-text-indent="false"/>
      <style:text-properties officeooo:paragraph-rsid="00382adc"/>
    </style:style>
    <style:style style:name="P30" style:family="paragraph" style:parent-style-name="Preformatted_20_Text">
      <style:paragraph-properties fo:margin-left="0in" fo:margin-right="0in" fo:margin-top="0in" fo:margin-bottom="0in" loext:contextual-spacing="false" fo:text-indent="0in" style:auto-text-indent="false"/>
      <style:text-properties officeooo:paragraph-rsid="0039a0c9"/>
    </style:style>
    <style:style style:name="T1" style:family="text">
      <style:text-properties fo:color="#800000"/>
    </style:style>
    <style:style style:name="T2" style:family="text">
      <style:text-properties fo:color="#800000" officeooo:rsid="0022fb4e"/>
    </style:style>
    <style:style style:name="T3" style:family="text">
      <style:text-properties fo:color="#800000" officeooo:rsid="001b2c79"/>
    </style:style>
    <style:style style:name="T4" style:family="text">
      <style:text-properties fo:color="#800000" officeooo:rsid="001b66e7"/>
    </style:style>
    <style:style style:name="T5" style:family="text">
      <style:text-properties fo:color="#800000" officeooo:rsid="002d2f2e"/>
    </style:style>
    <style:style style:name="T6" style:family="text">
      <style:text-properties fo:color="#000000"/>
    </style:style>
    <style:style style:name="T7" style:family="text">
      <style:text-properties fo:color="#000000" officeooo:rsid="001fb53b"/>
    </style:style>
    <style:style style:name="T8" style:family="text">
      <style:text-properties fo:color="#000000" officeooo:rsid="00225fa4"/>
    </style:style>
    <style:style style:name="T9" style:family="text">
      <style:text-properties fo:color="#000000" officeooo:rsid="00103b93"/>
    </style:style>
    <style:style style:name="T10" style:family="text">
      <style:text-properties fo:color="#000000" officeooo:rsid="00127396"/>
    </style:style>
    <style:style style:name="T11" style:family="text">
      <style:text-properties fo:color="#000000" officeooo:rsid="00146f5f"/>
    </style:style>
    <style:style style:name="T12" style:family="text">
      <style:text-properties fo:color="#000000" officeooo:rsid="00148406"/>
    </style:style>
    <style:style style:name="T13" style:family="text">
      <style:text-properties fo:color="#000000" officeooo:rsid="0014b617"/>
    </style:style>
    <style:style style:name="T14" style:family="text">
      <style:text-properties fo:color="#000000" officeooo:rsid="00243bbb"/>
    </style:style>
    <style:style style:name="T15" style:family="text">
      <style:text-properties fo:color="#000000" officeooo:rsid="001b2c79"/>
    </style:style>
    <style:style style:name="T16" style:family="text">
      <style:text-properties fo:color="#000000" officeooo:rsid="00261f73"/>
    </style:style>
    <style:style style:name="T17" style:family="text">
      <style:text-properties fo:color="#000000" officeooo:rsid="001b66e7"/>
    </style:style>
    <style:style style:name="T18" style:family="text">
      <style:text-properties fo:color="#000000" officeooo:rsid="001e4124"/>
    </style:style>
    <style:style style:name="T19" style:family="text">
      <style:text-properties fo:color="#000000" officeooo:rsid="001fabf4"/>
    </style:style>
    <style:style style:name="T20" style:family="text">
      <style:text-properties fo:color="#000000" officeooo:rsid="0021a357"/>
    </style:style>
    <style:style style:name="T21" style:family="text">
      <style:text-properties fo:color="#000000" officeooo:rsid="0022fb4e"/>
    </style:style>
    <style:style style:name="T22" style:family="text">
      <style:text-properties fo:color="#000000" officeooo:rsid="00266381"/>
    </style:style>
    <style:style style:name="T23" style:family="text">
      <style:text-properties fo:color="#000000" officeooo:rsid="00270121"/>
    </style:style>
    <style:style style:name="T24" style:family="text">
      <style:text-properties fo:color="#000000" officeooo:rsid="0027f961"/>
    </style:style>
    <style:style style:name="T25" style:family="text">
      <style:text-properties fo:color="#000000" officeooo:rsid="0029d7f0"/>
    </style:style>
    <style:style style:name="T26" style:family="text">
      <style:text-properties fo:color="#000000" officeooo:rsid="002e046e"/>
    </style:style>
    <style:style style:name="T27" style:family="text">
      <style:text-properties fo:color="#000000" officeooo:rsid="00303a57"/>
    </style:style>
    <style:style style:name="T28" style:family="text">
      <style:text-properties fo:color="#000000" officeooo:rsid="00304458"/>
    </style:style>
    <style:style style:name="T29" style:family="text">
      <style:text-properties fo:color="#000000" officeooo:rsid="003063df"/>
    </style:style>
    <style:style style:name="T30" style:family="text">
      <style:text-properties fo:color="#000000" officeooo:rsid="0031e85e"/>
    </style:style>
    <style:style style:name="T31" style:family="text">
      <style:text-properties fo:color="#000000" officeooo:rsid="003289c3"/>
    </style:style>
    <style:style style:name="T32" style:family="text">
      <style:text-properties fo:color="#000000" officeooo:rsid="00353e3b"/>
    </style:style>
    <style:style style:name="T33" style:family="text">
      <style:text-properties fo:color="#000000" officeooo:rsid="002d2f2e"/>
    </style:style>
    <style:style style:name="T34" style:family="text">
      <style:text-properties fo:color="#000000" officeooo:rsid="0037a6b1"/>
    </style:style>
    <style:style style:name="T35" style:family="text">
      <style:text-properties fo:color="#000000" officeooo:rsid="0039a0c9"/>
    </style:style>
    <style:style style:name="T36" style:family="text">
      <style:text-properties fo:color="#000000" officeooo:rsid="003a8c64"/>
    </style:style>
    <style:style style:name="T37" style:family="text">
      <style:text-properties fo:color="#000000" officeooo:rsid="003b4d8c"/>
    </style:style>
    <style:style style:name="T38" style:family="text">
      <style:text-properties fo:color="#000000" officeooo:rsid="003d17ca"/>
    </style:style>
    <style:style style:name="T39" style:family="text">
      <style:text-properties fo:color="#000000" officeooo:rsid="00358b79"/>
    </style:style>
    <style:style style:name="T40" style:family="text">
      <style:text-properties fo:color="#000000" officeooo:rsid="003fb541"/>
    </style:style>
    <style:style style:name="T41" style:family="text">
      <style:text-properties fo:color="#000000" officeooo:rsid="00414e25"/>
    </style:style>
    <style:style style:name="T42" style:family="text">
      <style:text-properties fo:color="#000000" officeooo:rsid="0042f27b"/>
    </style:style>
    <style:style style:name="T43" style:family="text">
      <style:text-properties fo:color="#000000" officeooo:rsid="0044f130"/>
    </style:style>
    <style:style style:name="T44" style:family="text">
      <style:text-properties fo:color="#000000" officeooo:rsid="0046909a"/>
    </style:style>
    <style:style style:name="T45" style:family="text">
      <style:text-properties fo:color="#000000" officeooo:rsid="00493412"/>
    </style:style>
    <style:style style:name="T46" style:family="text">
      <style:text-properties fo:color="#000000" officeooo:rsid="0036d2ae"/>
    </style:style>
    <style:style style:name="T47" style:family="text">
      <style:text-properties fo:color="#000000" officeooo:rsid="004b3f9c"/>
    </style:style>
    <style:style style:name="T48" style:family="text">
      <style:text-properties fo:color="#000000" officeooo:rsid="004b675a"/>
    </style:style>
    <style:style style:name="T49" style:family="text">
      <style:text-properties fo:color="#000000" officeooo:rsid="004c9d8a"/>
    </style:style>
    <style:style style:name="T50" style:family="text">
      <style:text-properties fo:color="#000000" officeooo:rsid="004da4df"/>
    </style:style>
    <style:style style:name="T51" style:family="text">
      <style:text-properties fo:color="#000000" officeooo:rsid="004e65fb"/>
    </style:style>
    <style:style style:name="T52" style:family="text">
      <style:text-properties fo:color="#000000" officeooo:rsid="004f9f4f"/>
    </style:style>
    <style:style style:name="T53" style:family="text">
      <style:text-properties fo:color="#000000" officeooo:rsid="005002eb"/>
    </style:style>
    <style:style style:name="T54" style:family="text">
      <style:text-properties fo:color="#000000" officeooo:rsid="0050356e"/>
    </style:style>
    <style:style style:name="T55" style:family="text">
      <style:text-properties fo:color="#000000" officeooo:rsid="005230ea"/>
    </style:style>
    <style:style style:name="T56" style:family="text">
      <style:text-properties fo:color="#000000" officeooo:rsid="00532a48"/>
    </style:style>
    <style:style style:name="T57" style:family="text">
      <style:text-properties fo:color="#000000" officeooo:rsid="00554126"/>
    </style:style>
    <style:style style:name="T58" style:family="text">
      <style:text-properties fo:color="#008000"/>
    </style:style>
    <style:style style:name="T59" style:family="text">
      <style:text-properties officeooo:rsid="00145b87"/>
    </style:style>
    <style:style style:name="T60" style:family="text">
      <style:text-properties officeooo:rsid="00243bbb"/>
    </style:style>
    <style:style style:name="T61" style:family="text">
      <style:text-properties officeooo:rsid="0018817a"/>
    </style:style>
    <style:style style:name="T62" style:family="text">
      <style:text-properties officeooo:rsid="001b2c79"/>
    </style:style>
    <style:style style:name="T63" style:family="text">
      <style:text-properties officeooo:rsid="0022fb4e"/>
    </style:style>
    <style:style style:name="T64" style:family="text">
      <style:text-properties officeooo:rsid="002cfd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label</text:span><text:span text:style-name="T6">[ch2]</text:span></text:p>
      <text:p text:style-name="P25"><text:span text:style-name="T1">\chap</text:span><text:span text:style-name="T6"> Research</text:span></text:p>
      <text:p text:style-name="P6">%==============================================================</text:p>
      <text:p text:style-name="P25"><text:span text:style-name="T1">\label</text:span><text:span text:style-name="T6">[ch2_planning]</text:span></text:p>
      <text:p text:style-name="P25"><text:span text:style-name="T1">\sec</text:span><text:span text:style-name="T6"> Planning</text:span></text:p>
      <text:p text:style-name="P6">%===================</text:p>
      <text:p text:style-name="P19">There are many applications for the task to search for the shortest route on graph representation of map. We can abstract many real world scenario problems into this representation and then use many already existing algorithms commonly used for this class of tasks.</text:p>
      <text:p text:style-name="P26">\midinsert</text:p>
      <text:p text:style-name="P25"><text:span text:style-name="T1">\clabel</text:span><text:span text:style-name="T6">[1_abstracted_map]{Abstracted representation of map}</text:span></text:p>
      <text:p text:style-name="P25"><text:span text:style-name="T1">\picw=13cm</text:span><text:span text:style-name="T6"> </text:span><text:span text:style-name="T1">\cinspic</text:span><text:span text:style-name="T6"> figures/2.1._abstracted_representation_of_map.pdf </text:span></text:p>
      <text:p text:style-name="P25"><text:span text:style-name="T1">\caption/f</text:span><text:span text:style-name="T6"> Abstracted representation of map, description of real world location via set of nodes and edges. This representation allows us to run generic algorithms over it.</text:span></text:p>
      <text:p text:style-name="P23">\endinsert</text:p>
      <text:p text:style-name="P5"><text:span text:style-name="T6">We have a set of nodes N, which can be understood as places on map and edges E, which are the possible paths from one node to another, In order to have measurement of quality of traveling between two nodes, we also need a cost function. This cost function will assign a positive value c </text:span><text:span text:style-name="T58">$\in$</text:span><text:span text:style-name="T6"> </text:span><text:span text:style-name="T1">\realnumbers</text:span><text:span text:style-name="T6"> + to each edge. Typically we are facing the task of finding the shortest path, in which we are minimizing the aggregated cost. See illustration of Figure </text:span><text:span text:style-name="T1">\ref</text:span><text:span text:style-name="T6">[1_abstracted_map].</text:span></text:p>
      <text:p text:style-name="P19">In real life scenario, road segments exhibit many different parameters which influence how fast we can traverse them. More or less objective criteria such as surface material, size of the road, time of the day, or criteria which depends solely on the preference of driver. What is the surrounding environment, what is the comfort level of the road. </text:p>
      <text:p text:style-name="P5"><text:span text:style-name="T6">This tasks gets more interesting, when we look at more complicated examples, where the cost function is multi-criterial. In such case we need more data at our disposal and we can also <text:s/>expect the model to be more computationally difficult. For practical use, we need to use effective algorithm with speed up heuristics (see ~</text:span><text:span text:style-name="T1">\cite</text:span><text:span text:style-name="T6">[hrnvcivr2016practical]). Great part of research is also in the area of hardware efficient algorithms, which would work on maps containing continent-sized datasets of nodes and edges, and yet coming up with solution in realistic time. We can expect such task on hand-held devices of car gps.</text:span></text:p>
      <text:p text:style-name="P25"><text:span text:style-name="T1">\label</text:span><text:span text:style-name="T6">[ch2_data_collection]</text:span></text:p>
      <text:p text:style-name="P25"><text:span text:style-name="T1">\secc</text:span><text:span text:style-name="T6"> Data collection</text:span></text:p>
      <text:p text:style-name="P6">%------------------</text:p>
      <text:p text:style-name="P5"><text:span text:style-name="T6">Cost function can be very simple, but in order that it works on real life scenarios, we usually need more complicated one with lots of data recorded. Estimation of how much “cost” we associate with one street (represented by edge e </text:span><text:span text:style-name="T58">$\in$</text:span><text:span text:style-name="T6"> E connecting two crossroads represented by nodes) should reflect how much time we spend in crossing it.</text:span></text:p>
      <text:p text:style-name="P19">In case of planning for cars we generally just want to get across as fast as possible, or to cover minimizing distance. When the user is driving a bicycle, more factors become relevant. We need to know the quality of terrain, steepness of the road, amount of traffic in the area and overall pleasantness of the road. In many cases the bikers will not follow the strictly shortest path, choosing their own criteria, such as for example stopping for a rest in a park.</text:p>
      <text:p text:style-name="P5"><text:soft-page-break/><text:span text:style-name="T6">Some of these these criteria are measurable and objectively visible in the real world. For these we need to have highly detailed data available with parameters such as the quality of road and others. Other criteria are based on subjective, personal preference of some routes over other and for these we might need a long period of traces recording which routes have users selected in past. For example the work of </text:span><text:span text:style-name="T1">\ref</text:span><text:span text:style-name="T6">[navigation-made-personal] makes heavy use of user recorded traces.</text:span></text:p>
      <text:p text:style-name="P5"><text:span text:style-name="T6">See ~</text:span><text:span text:style-name="T1">\cite</text:span><text:span text:style-name="T6">[hrnvcivr2016practical] and Figure </text:span><text:span text:style-name="T1">\ref</text:span><text:span text:style-name="T6">[2_slowdown_features] for examples of types of measurements we would likely need to estimate cost of each edge considering the slowdown effect of these features.</text:span></text:p>
      <text:p text:style-name="P26">\midinsert</text:p>
      <text:p text:style-name="P25"><text:span text:style-name="T1">\clabel</text:span><text:span text:style-name="T6">[2_slowdown_features]{Measurable features of real world road segment}</text:span></text:p>
      <text:p text:style-name="P25"><text:span text:style-name="T1">\picw=13cm</text:span><text:span text:style-name="T6"> </text:span><text:span text:style-name="T1">\cinspic</text:span><text:span text:style-name="T6"> figures/2.1.1._example_slowdown_features.pdf </text:span></text:p>
      <text:p text:style-name="P25"><text:span text:style-name="T1">\caption/f</text:span><text:span text:style-name="T6"> Example of the categories of highly detailed data we would require for multi-criteria cost function formulation as presented by ~</text:span><text:span text:style-name="T1">\cite</text:span><text:span text:style-name="T6">[hrnvcivr2016practical]. List of features contributing to a slowdown effect on route segment.</text:span></text:p>
      <text:p text:style-name="P23">\endinsert</text:p>
      <text:p text:style-name="P5"><text:span text:style-name="T6">In any case highly qualitative, detailed and annotated dataset is required to begin with and a carefully fitted cost function which would take all these parameters into weighted account is also needed. Large companies are usually protective of their proprietary formulas of evaluating costs for route planners. For example ~</text:span><text:span text:style-name="T1">\cite</text:span><text:span text:style-name="T6">[navigation-made-personal] makes use of the road network data of Bing Maps with many parameters related to categories such as speed, delay on segment and turning to another street, however the exact representation remains unpublished.</text:span></text:p>
      <text:p text:style-name="P19">As we will touch upon this topic in later chapters, its useful to realize that this highly qualitative dataset is not always available. We would like to carry information we can infer from small annotated dataset into different areas, where we lack detailed measurements. We are using visual information of Google Street View images, which is more readily available in certain areas than the highly qualitative dataset.</text:p>
      <text:p text:style-name="P25"><text:span text:style-name="T1">\label</text:span><text:span text:style-name="T6">[ch2_history_of_cnn]</text:span></text:p>
      <text:p text:style-name="P25"><text:span text:style-name="T1">\sec</text:span><text:span text:style-name="T6"> History of Convolutional Neural Networks </text:span></text:p>
      <text:p text:style-name="P6">%===================</text:p>
      <text:p text:style-name="P5"><text:span text:style-name="T6">Initial idea to use Convolutional Neural Networks (CNNs) as model was introduced in ~</text:span><text:span text:style-name="T1">\cite</text:span><text:span text:style-name="T6">[lecun1998gradient] by LeCun with his LeNet network design trained on the task of handwritten digits recognition.</text:span><text:span text:style-name="T21"> </text:span></text:p>
      <text:p text:style-name="P22">In this section we try to trace the important steps in the field of Computer Vision which lead to the widespread use of CNNs in current state of the art research. <text:span text:style-name="T63">For more detailed overview we recommend ~</text:span><text:span text:style-name="T2">\cite</text:span><text:span text:style-name="T63">[schmidhuber2015overview].</text:span></text:p>
      <text:p text:style-name="P25"><text:span text:style-name="T1">\secc</text:span><text:span text:style-name="T6"> ImageNet dataset</text:span></text:p>
      <text:p text:style-name="P6">%------------------</text:p>
      <text:p text:style-name="P5"><text:span text:style-name="T6">Computer Vision research has experienced a great boost in the work of ~</text:span><text:span text:style-name="T1">\cite</text:span><text:span text:style-name="T6">[deng2009imagenet] in the form of image database ImageNet. ImageNet contains full resolution images built into the hierarchical structure of WordNet, database of synsets, “synonym sets” linked into a hierarchy.</text:span></text:p>
      <text:p text:style-name="P19">WordNet is often used as a resource in the tasks of natural language processing, such as word sense disambiguation, spellcheck and other. ImageNet is a project which tries to populate the entries of WordNet with imagery representation of <text:soft-page-break/>given synset with accurate and diverse enough images illustrating the object in various poses, viewing points and with changing occlusion.</text:p>
      <text:p text:style-name="P19">As the work suggests, with internet and social media, the available data is plenty, but qualitative annotation is not, which is why such hierarchical dataset like ImageNet is needed. The argument for choosing WordNet is that the resulting structure of ImageNet is more diverse than any other related database. The goal is to populate the whole structure of WordNet with 500-1000 high quality images per synset, which would roughly total to 50 million images. Even till today, the ImageNet project is not yet finished, however many following articles already take advantage of this database with great benefits.</text:p>
      <text:p text:style-name="P19">Effectively ImageNet became the huge qualitative dataset which was needed to properly teach large CNN models.</text:p>
      <text:p text:style-name="P25"><text:span text:style-name="T1">\label</text:span><text:span text:style-name="T6">[ch2_competition]</text:span></text:p>
      <text:p text:style-name="P25"><text:span text:style-name="T1">\secc</text:span><text:span text:style-name="T6"> ImageNet Large Scale Visual Recognition Competition</text:span></text:p>
      <text:p text:style-name="P6">%------------------</text:p>
      <text:p text:style-name="P5"><text:span text:style-name="T6">The ImageNet Large-Scale Visual Recognition Challenge (ILSVRC) ~</text:span><text:span text:style-name="T1">\cite</text:span><text:span text:style-name="T6">[Russakovsky2014] fueled the path of progress in the field of Image Recognition. While the tasks for each year slightly differs to encourage new novel approaches, it is considered the most prestigious <text:s/>competition in this field. The victorious strategies, methods and trends of each years of this competition offer a reliable looking glass into the state of art techniques. The success of these works and fast rate of progress has lead to popularization of CNNs into more practical implementations as is the case of Japanese farmer automatizing the sorting procedure of cucumbers ~</text:span><text:span text:style-name="T1">\cite</text:span><text:span text:style-name="T6">[japanese-cucumber].</text:span></text:p>
      <text:p text:style-name="P25"><text:span text:style-name="T1">\secc</text:span><text:span text:style-name="T6"> AlexNet, CNN using huge datasets</text:span></text:p>
      <text:p text:style-name="P6">%------------------</text:p>
      <text:p text:style-name="P5"><text:span text:style-name="T6">The task of object recognition has been waiting for larger databases with high quality of annotation to move from easier tasks done in relatively controlled environment, such as the MNIST task. In the work of ~</text:span><text:span text:style-name="T1">\cite</text:span><text:span text:style-name="T6">[krizhevsky2012imagenet] the ImageNet database was used to teach a Deep Convolutional Neural Network (CNN) in a model later referred to as AlexNet. At the time this method has achieved more than 10</text:span><text:span text:style-name="T1">\</text:span><text:span text:style-name="T6">% improvement over its competitors in an ILSVRC 2012 competition.</text:span></text:p>
      <text:p text:style-name="P19">Given hardware limitations and limited time available for learning, this work made use of only subsets of the ImageNet database used in ILSVRC-2010 and ILSVRC-2012 competition. Choice of CNN as a machine learning model has been made with the reasoning that it behaves almost as well as fully connected neural networks, but the amount of parameters of connections is much smaller and the learning is then more efficient.</text:p>
      <text:p text:style-name="P19">For the competition an architecture of five convolutional and three fully-connected layers composed of Rectified Linear Units (ReLUs) as neuron models was used. Other alterations on the CNN architecture were also employed to combat overfitting, to fine-tune and increase score and reflect the limitations of hardware. Output of last fully-connected layer feeds to a softmax layer which produces a distribution over 1000 classes as a result of CNN.</text:p>
      <text:p text:style-name="P19">The stochastic gradient descent was used for training the model for roughly 90 cycles through training set composed of 1.2 million of images, which took five to six days to train on two NVIDIA GTX 580 3GB GPUs.</text:p>
      <text:p text:style-name="P25"><text:span text:style-name="T1">\secc</text:span><text:span text:style-name="T6"> VGG16, VGG19, going deeper</text:span></text:p>
      <text:p text:style-name="P6">%------------------</text:p>
      <text:p text:style-name="P5"><text:soft-page-break/><text:span text:style-name="T6">Following the successful use of CNNs in ILSVRC2012, the submissions of following years tried to tweak the parameters of CNN architecture. Approach chosen by ~</text:span><text:span text:style-name="T1">\cite</text:span><text:span text:style-name="T6">[vgg_simonyan2014very] stands out because of its success. It focused on increasing the depth of CNN while altering the structure of network. <text:s/>In their convolutional layers they chose to use very small convolution filter (with 3x3 receptive field), which leads to large decrease of amount of parameters generated by each layer.</text:span></text:p>
      <text:p text:style-name="P21">This allowed them to build much deeper architectures and acquire second place in the classification task and first place in localization task of ILSVRC 2014. <text:span text:style-name="T64">Similar approach of going deeper with their CNN design was chosen by the works of ~\cite[inception_pre] and ~\cite[inception].</text:span></text:p>
      <text:p text:style-name="P25"><text:span text:style-name="T1">\secc</text:span><text:span text:style-name="T6"> ResNet, recurrent connections and residual learning</text:span></text:p>
      <text:p text:style-name="P6">%------------------</text:p>
      <text:p text:style-name="P5"><text:span text:style-name="T6">The work of ~</text:span><text:span text:style-name="T1">\cite</text:span><text:span text:style-name="T6">[resnet_He_2016_CVPR] introduced a new framework of deep residual learning which allowed them to go even deeper with their CNN models. They encountered the problem of degradation, where accuracy was in fact decreasing with deeper networks. This issue is not caused by overfitting as the error was increased both in the training and validation dataset.</text:span></text:p>
      <text:p text:style-name="P19">Alternative architecture of model, where a identity shortcut <text:s/>connection was introduced between building blocks of the model, allowing it to combat this degradation issue and in fact gain better results with increasing CNN depth.</text:p>
      <text:p text:style-name="P19">Their model ResNet 152 using 152 layers achieved a first place in the classification task of ILSVRC 2015.</text:p>
      <text:p text:style-name="P25"><text:span text:style-name="T1">\secc</text:span><text:span text:style-name="T6"> Ensemble models</text:span></text:p>
      <text:p text:style-name="P6">%------------------</text:p>
      <text:p text:style-name="P19">The state of the art models as of ILSVRC 2016 made use of the ensemble approach. Multiple models are used for the task and final ensemble model weights their contribution into an aggregated score.</text:p>
      <text:p text:style-name="P19">The widespread of using the ensemble technique reflects the democratization and emergence of more platforms and public cloud computing solutions giving more processing power to the competing teams of ILSVRC.</text:p>
      <text:p text:style-name="P25"><text:span text:style-name="T1">\label</text:span><text:span text:style-name="T6">[ch2_feature_transfer_research]</text:span></text:p>
      <text:p text:style-name="P25"><text:span text:style-name="T1">\secc</text:span><text:span text:style-name="T6"> Feature transfer</text:span></text:p>
      <text:p text:style-name="P6">%------------------</text:p>
      <text:p text:style-name="P19">The success of large CNNs with many parameters trained on large datasets like ImageNet has not only been positive, it also poses a question - will we always need huge datasets like ImageNet to properly teach CNN models? ImageNet has millions of annotated images and it has been gradually growing over time.</text:p>
      <text:p text:style-name="P5"><text:span text:style-name="T6">Article ~</text:span><text:span text:style-name="T1">\cite</text:span><text:span text:style-name="T6">[Oquab_2014_CVPR] talks about this issue and proposes a strategy called feature transfer or model finetuning, which composes of using CNN models trained at one task to be retrained to a different task.</text:span></text:p>
      <text:p text:style-name="P19">They offer a solution, where similar architecture of CNNs can be taught upon one task and then several of its layers can be reused, effectively transferring the mid-level feature representations to different tasks.</text:p>
      <text:p text:style-name="P26">\midinsert</text:p>
      <text:p text:style-name="P25"><text:span text:style-name="T1">\clabel</text:span><text:span text:style-name="T6">[3_feature_transfer]{Feature transfer illustrated}</text:span></text:p>
      <text:p text:style-name="P25"><text:span text:style-name="T1">\picw=13cm</text:span><text:span text:style-name="T6"> </text:span><text:span text:style-name="T1">\cinspic</text:span><text:span text:style-name="T6"> figures/2.2.3._feature_transform.pdf </text:span></text:p>
      <text:p text:style-name="P25"><text:soft-page-break/><text:span text:style-name="T1">\caption/f</text:span><text:span text:style-name="T6"> Illustration of the basic idea of feature transfer between source and target task. Imagine the source task source task being classification task on ImageNet and the target task as a new problem without large dataset at its disposal.</text:span></text:p>
      <text:p text:style-name="P23">\endinsert</text:p>
      <text:p text:style-name="P19">This can be used, when the source task has a rich annotated dataset available (for example ImageNet), whereas the target one doesn’t. When talking about two tasks, the source and target classes might differ, when for example the labeling is different. Furthermore the whole domain of class labels can be also different - for example two datasets of images, where first mostly exhibits single objects and the second one rather contains more objects composed into scenes. This issue is referred to as a “dataset capture bias”.</text:p>
      <text:p text:style-name="P19">The issue of different class labels is combated by adding two new adaptation layers which are retrained on the new set of classes. The problems of different positions and distributions of objects in image is addressed by employing a strategy of sliding window decomposition of the original image, continuing with sensible subsamples and finally having the result classifying all objects in the source image separately.</text:p>
      <text:p text:style-name="P19">The article also works with a special target dataset Pascal VOC 2012 containing difficult class categories of activities described like “taking photos” or “playing instrument”. In this case the source dataset of ImageNet doesn’t contain labels which could overlap with these activities, yet the result of this “action recognition” task achieves best average precision on this dataset.</text:p>
      <text:p text:style-name="P19">This article gives us hope, that we can similarly transfer layers of Deep CNN trained on the ImageNet visual recognition source task to a different target task of Google Street View imagery analysis for cost estimation over each edge segment.</text:p>
      <text:p text:style-name="P20">Study of ~<text:span text:style-name="T1">\cite</text:span>[<text:span text:style-name="T60">donahue14.pdf</text:span>] <text:span text:style-name="T61">also explores the feature transfer technique, essentially using an already taught CNN as a black box feature extractor for target task.</text:span></text:p>
      <text:p text:style-name="P19">Articles being submitted to the ILSVRC competition often include a section dedicated on using their designed models on different tasks then what they were trained upon. Effectively they should the models suitability for feature transfering.</text:p>
      <text:p text:style-name="P12"><text:span text:style-name="T6">Object localization is an example of typical target task, where a large qualitative dataset is not available, yet where the feature transfer technique brings in good results </text:span><text:span text:style-name="T17">in works of</text:span><text:span text:style-name="T15"> ~</text:span><text:span text:style-name="T3">\cite</text:span><text:span text:style-name="T15">[</text:span><text:span text:style-name="T16">OverFeat_localization</text:span><text:span text:style-name="T15">] </text:span><text:span text:style-name="T17">and <text:s/>~</text:span><text:span text:style-name="T4">\cite</text:span><text:span text:style-name="T17">[</text:span><text:span text:style-name="T14">1311.2524.pdf</text:span><text:span text:style-name="T17">].</text:span></text:p>
      <text:p text:style-name="P5"><text:span text:style-name="T1">\maybebreak</text:span><text:span text:style-name="T6"> 5pt</text:span></text:p>
      <text:p text:style-name="P25"><text:span text:style-name="T1">\secc</text:span><text:span text:style-name="T6"> Common structures</text:span></text:p>
      <text:p text:style-name="P6">%------------------</text:p>
      <text:p text:style-name="P5"><text:span text:style-name="T6">When designing the architecture of custom CNN model, we are using certain layers and building block schemes established as common practice in the ILSVRC competition. For a new unresearched task it has been suggested (by lecturers and online sources such as ~</text:span><text:span text:style-name="T1">\cite</text:span><text:span text:style-name="T6">[cnn_course]) to stick to an established way of designing the overall architecture.</text:span></text:p>
      <text:p text:style-name="P26">\midinsert</text:p>
      <text:p text:style-name="P25"><text:span text:style-name="T1">\clabel</text:span><text:span text:style-name="T6">[4_structure]{Generic CNN architecture formula}</text:span></text:p>
      <text:p text:style-name="P25"><text:span text:style-name="T1">\picw=13cm</text:span><text:span text:style-name="T6"> </text:span><text:span text:style-name="T1">\cinspic</text:span><text:span text:style-name="T6"> figures/2.2.4.building_blocks_with_blocks.pdf </text:span></text:p>
      <text:p text:style-name="P25"><text:span text:style-name="T1">\caption/f</text:span><text:span text:style-name="T6"> Formula describing a generic CNN architecture used with image data.</text:span></text:p>
      <text:p text:style-name="P23"><text:soft-page-break/>\endinsert</text:p>
      <text:p text:style-name="P24"><text:span text:style-name="T6">Refer to Figure </text:span><text:span text:style-name="T1">\ref</text:span><text:span text:style-name="T6">[4_structure]. For illustration of this recommended architecture. Naturally for custom tasks this architecture is later adapted and tweaked to serve well in its specific situation. We will return to this suggested architecture scheme when building our own custom CNN models in </text:span><text:span text:style-name="T1">\ref</text:span><text:span text:style-name="T6">[ch4_building_blocks].</text:span></text:p>
      <text:p text:style-name="P27"><text:span text:style-name="T1">\label</text:span><text:span text:style-name="T6">[ch2_</text:span><text:span text:style-name="T34">related_works</text:span><text:span text:style-name="T6">]</text:span></text:p>
      <text:p text:style-name="P27"><text:span text:style-name="T1">\sec</text:span><text:span text:style-name="T6"> </text:span><text:span text:style-name="T10">Related works</text:span></text:p>
      <text:p text:style-name="P10">%===================</text:p>
      <text:p text:style-name="P28"><text:span text:style-name="T1">\secc</text:span><text:span text:style-name="T6"> </text:span><text:span text:style-name="T13">Practical application of CNNs</text:span></text:p>
      <text:p text:style-name="P7"><text:span text:style-name="T6">%------------------</text:span></text:p>
      <text:p text:style-name="P13"><text:span text:style-name="T6">We can find practically applied CNNs on the task of object recognition in highly specialized datasets, such as plant identification in ~\cite[</text:span><text:span text:style-name="T14">1506.08425.pdf</text:span><text:span text:style-name="T6">] </text:span><text:span text:style-name="T18">and bird species categorization in </text:span><text:span text:style-name="T6">~\cite[</text:span><text:span text:style-name="T14">1406.2952.pdf</text:span><text:span text:style-name="T6">]. </text:span><text:span text:style-name="T19">Both of these works make use of the feature transfer and later CNN fine-tuning. </text:span><text:span text:style-name="T14">They note the problems </text:span><text:span text:style-name="T19">of </text:span><text:span text:style-name="T14">over-fitting on </text:span><text:span text:style-name="T19">dataset </text:span><text:span text:style-name="T14">dramatically smaller </text:span><text:span text:style-name="T19">than the source dataset, </text:span><text:span text:style-name="T20">which need to be addressed.</text:span></text:p>
      <text:p text:style-name="P14"><text:span text:style-name="T6">Work of ~\cite[</text:span><text:span text:style-name="T14">Wegner_Cataloging_Public_Objects_CVPR_2016_paper.pdf</text:span><text:span text:style-name="T6">] </text:span><text:span text:style-name="T22">uses </text:span><text:span text:style-name="T14">R-CNN to automate the process of </text:span><text:span text:style-name="T22">object </text:span><text:span text:style-name="T14">categorization </text:span><text:span text:style-name="T22">at specified </text:span><text:span text:style-name="T14">geological location </text:span><text:span text:style-name="T22">for the purpose of cataloging</text:span><text:span text:style-name="T14">. </text:span><text:span text:style-name="T23">They e</text:span><text:span text:style-name="T14">xperiment on small </text:span><text:span text:style-name="T23">scale area with </text:span><text:span text:style-name="T14">plan</text:span><text:span text:style-name="T23">s</text:span><text:span text:style-name="T14"> to go US-wide and th</text:span><text:span text:style-name="T25">e</text:span><text:span text:style-name="T14">n cover the whole planet. Objects like trees, lamp posts, mailboxes, traffic lights etc. </text:span><text:span text:style-name="T23">can be targeted.</text:span><text:span text:style-name="T14"> </text:span><text:span text:style-name="T23">Main argumentation is on the automation of processes which otherwise require a lot of manual </text:span><text:span text:style-name="T24">labor</text:span><text:span text:style-name="T23">.</text:span></text:p>
      <text:p text:style-name="P30"><text:span text:style-name="T1">\secc</text:span><text:span text:style-name="T6"> </text:span><text:span text:style-name="T35">G</text:span><text:span text:style-name="T33">eolocation</text:span></text:p>
      <text:p text:style-name="P8"><text:span text:style-name="T23">%------------------</text:span></text:p>
      <text:p text:style-name="P15"><text:span text:style-name="T23">L</text:span><text:span text:style-name="T6">arge research field is the so called geolocation, assigning a location to images. Instead of answering the “what” of object identification, we are asking “where” and in the work of ~</text:span><text:span text:style-name="T1">\cite</text:span><text:span text:style-name="T6">[</text:span><text:span text:style-name="T14">matzen_eccv2014.pdf</text:span><text:span text:style-name="T6">] eventually also “when”. </text:span><text:span text:style-name="T26">Article by </text:span><text:span text:style-name="T6">~</text:span><text:span text:style-name="T1">\cite</text:span><text:span text:style-name="T26">[</text:span><text:span text:style-name="T14">Newsam_CVPR10_ProximateSensing</text:span><text:span text:style-name="T26">] names this task “proximate sensing” </text:span><text:span text:style-name="T28">using </text:span><text:span text:style-name="T27">an </text:span><text:span text:style-name="T14">extensive geolocation referrenced dataset </text:span><text:span text:style-name="T27">collected from </text:span><text:span text:style-name="T14">social networks, blogs and other not-review</text:span><text:span text:style-name="T27">ed</text:span><text:span text:style-name="T14"> data collections. </text:span><text:span text:style-name="T28">For comparison they also </text:span><text:span text:style-name="T29">use </text:span><text:span text:style-name="T14">Geograph British Isles </text:span><text:span text:style-name="T30">photograph </text:span><text:span text:style-name="T14">dataset </text:span><text:span text:style-name="T30">taken with the intention to objectively represent the area of </text:span><text:span text:style-name="T14">Great Britain and Ireland. </text:span><text:span text:style-name="T31">They note the influence of photographers intent on the usability of images for datasets for machine learning models and mention filtration. </text:span><text:span text:style-name="T32">We may also note the work</text:span><text:span text:style-name="T26"> of </text:span><text:span text:style-name="T6">~</text:span><text:span text:style-name="T1">\cite</text:span><text:span text:style-name="T26">[</text:span><text:span text:style-name="T14">Arandjelovic_NetVLAD_CNN_Architecture_CVPR_2016_paper.pdf</text:span><text:span text:style-name="T26">] </text:span><text:span text:style-name="T32">which also deals with the geolocation tasks by the means of CNN model with custom top “</text:span><text:span text:style-name="T14">NetVLAD</text:span><text:span text:style-name="T32">” layer.</text:span></text:p>
      <text:p text:style-name="P16"><text:span text:style-name="T32">O</text:span><text:span text:style-name="T6">n the topic of processing publicly available photographs we have study of </text:span><text:span text:style-name="T33">~</text:span><text:span text:style-name="T5">\cite</text:span><text:span text:style-name="T6">[</text:span><text:span text:style-name="T14">mapping09www</text:span><text:span text:style-name="T6">] which focuses on analysis of where the images are taken and in producing heatmaps and </text:span><text:span text:style-name="T36">lists of landmark ordered by the quantity of photograph and their viability as image datasets. </text:span><text:span text:style-name="T37">Similarly the study of </text:span><text:span text:style-name="T33">~</text:span><text:span text:style-name="T5">\cite</text:span><text:span text:style-name="T37">[</text:span><text:span text:style-name="T14">quack_civr08.pdf</text:span><text:span text:style-name="T37">] focuses on mining of community created</text:span><text:span text:style-name="T14"> geotagged </text:span><text:span text:style-name="T37">images. </text:span><text:span text:style-name="T38">They cluster sets of </text:span><text:span text:style-name="T14">publicly available </text:span><text:span text:style-name="T38">images of the same subject.</text:span></text:p>
      <text:p text:style-name="P17"><text:span text:style-name="T6">Paper </text:span><text:span text:style-name="T33">~</text:span><text:span text:style-name="T5">\cite</text:span><text:span text:style-name="T6">[</text:span><text:span text:style-name="T14">geolocalization_cvpr13_0421.pdf</text:span><text:span text:style-name="T6">] makes use of </text:span><text:span text:style-name="T39">aerial </text:span><text:span text:style-name="T6">imagery with the street level photography in cross-view manner. They explore the </text:span><text:span text:style-name="T14">intermediate relation</text:span><text:span text:style-name="T39">al</text:span><text:span text:style-name="T14"> attributes </text:span><text:span text:style-name="T6">such as the quality of neighborhoods </text:span><text:span text:style-name="T41">to circumvent the lack of ground level images in </text:span><text:span text:style-name="T42">certain</text:span><text:span text:style-name="T41"> scenario</text:span><text:span text:style-name="T42">s.</text:span><text:span text:style-name="T6"> </text:span><text:span text:style-name="T14">Their algorithm </text:span><text:span text:style-name="T39">produces</text:span><text:span text:style-name="T14"> a probability distribution of </text:span><text:span text:style-name="T39">localization</text:span><text:span text:style-name="T14"> over limited </text:span><text:span text:style-name="T40">map segment. </text:span><text:span text:style-name="T43">Work of </text:span><text:span text:style-name="T33">~</text:span><text:span text:style-name="T5">\cite</text:span><text:span text:style-name="T43">[</text:span><text:span text:style-name="T14">deep_geo.pdf</text:span><text:span text:style-name="T43">] also </text:span><text:span text:style-name="T44">discusses the</text:span><text:span text:style-name="T45"> problems associated with matching the two datasets of </text:span><text:span text:style-name="T39">aerial </text:span><text:span text:style-name="T45">and ground level images.</text:span></text:p>
      <text:p text:style-name="P3"><text:soft-page-break/><text:span text:style-name="T46">Note</text:span><text:span text:style-name="T45"> that these datasets could </text:span><text:span text:style-name="T46">be </text:span><text:span text:style-name="T45">used as alternative data sources even for our task - instead of just using downloaded images from Street View Image, we could download a set of representative images for </text:span><text:span text:style-name="T46">nearby</text:span><text:span text:style-name="T45"> area, perhaps getting the feel for the neighborhood. Neighborhoods of those edges with high scores could be a guide of what we are looking for in our </text:span><text:span text:style-name="T46">bicycle route</text:span><text:span text:style-name="T45"> planning.</text:span></text:p>
      <text:p text:style-name="P4"><text:span text:style-name="T45">A</text:span><text:span text:style-name="T6">s for the problem of temporal localization on top of the task of g</text:span><text:span text:style-name="T33">eolocation, </text:span><text:span text:style-name="T6">the work of </text:span><text:span text:style-name="T33">~</text:span><text:span text:style-name="T5">\cite</text:span><text:span text:style-name="T6">[</text:span><text:span text:style-name="T14">matzen_eccv2014</text:span><text:span text:style-name="T6">] </text:span><text:span text:style-name="T47">explores the scene chronology </text:span><text:span text:style-name="T48">and task of time-stamping photos. </text:span><text:span text:style-name="T56">It </text:span><text:span text:style-name="T14">focus</text:span><text:span text:style-name="T56">es</text:span><text:span text:style-name="T14"> on </text:span><text:span text:style-name="T56">presence of temporary objects</text:span><text:span text:style-name="T14">, such as poster, signs, </text:span><text:span text:style-name="T56">street </text:span><text:span text:style-name="T14">art, etc. </text:span><text:span text:style-name="T49">The presence of temporal information is usually ignored, which produces what is </text:span><text:span text:style-name="T50">described as </text:span><text:span text:style-name="T14">time chimeras of objects from </text:span><text:span text:style-name="T50">different</text:span><text:span text:style-name="T14"> times placed </text:span><text:span text:style-name="T51">and used</text:span><text:span text:style-name="T14"> together. This is </text:span><text:span text:style-name="T52">an</text:span><text:span text:style-name="T14"> issue in </text:span><text:span text:style-name="T52">the </text:span><text:span text:style-name="T14">case of 3D scene reconstruction from images rather than </text:span><text:span text:style-name="T52">in </text:span><text:span text:style-name="T14">case, </text:span><text:span text:style-name="T52">however it should be noted that Google Street View images do carry a </text:span><text:span text:style-name="T53">time-stamp.</text:span><text:span text:style-name="T14"> </text:span><text:span text:style-name="T54">For most precise information we may prefer the most recent imagery data, however certain locations carry older photographs. </text:span><text:span text:style-name="T55">A source of possible problems would also be a sudden appearance of images from different time of the year, such as images from Summer using dataset from images taken during Winter.</text:span></text:p>
      <text:p text:style-name="P29"><text:span text:style-name="T1">\secc</text:span><text:span text:style-name="T6"> </text:span><text:span text:style-name="T7">Google Street View</text:span></text:p>
      <text:p text:style-name="P7"><text:span text:style-name="T6">%------------------</text:span></text:p>
      <text:p text:style-name="P9"><text:span text:style-name="T6">We have already mentioned using the Google Street View service </text:span><text:span text:style-name="T33">~</text:span><text:span text:style-name="T5">\cite</text:span><text:span text:style-name="T6">[</text:span><text:span text:style-name="T8">36899.pdf</text:span><text:span text:style-name="T6">] to obtain images applicable for our task. There has been extensive research over the application of Neural Networks on tasks regarding the Google Street View itself, such as in </text:span><text:span text:style-name="T33">~</text:span><text:span text:style-name="T5">\cite</text:span><text:span text:style-name="T6">[</text:span><text:span text:style-name="T8">6ac0e57396f222689dc71a310c2779a31488.pdf</text:span><text:span text:style-name="T6">] </text:span><text:span text:style-name="T9">where multiple classifiers are used to identify and blur out human faces and license plates on the recorded images.</text:span></text:p>
      <text:p text:style-name="P11"><text:span text:style-name="T9">D</text:span><text:span text:style-name="T6">ata collected from Google Street view service has also been used in </text:span><text:span text:style-name="T33">~</text:span><text:span text:style-name="T5">\cite</text:span><text:span text:style-name="T6">[</text:span><text:span text:style-name="T8">1312.6082.pdf</text:span><text:span text:style-name="T6">]</text:span><text:span text:style-name="T8"> </text:span><text:span text:style-name="T6">for the task of </text:span><text:span text:style-name="T8">digit recognition. </text:span><text:span text:style-name="T6">Using </text:span><text:span text:style-name="T8">Street View House Numbers (SVHN) dataset introduced by </text:span><text:span text:style-name="T33">~</text:span><text:span text:style-name="T5">\cite</text:span><text:span text:style-name="T8">[nips2011_housenumbers] as well as </text:span><text:span text:style-name="T6">internal</text:span><text:span text:style-name="T8"> dataset generated from Google Street View imagery, </text:span><text:span text:style-name="T6">t</text:span><text:span text:style-name="T8">hey achieve almost human operator grade performance on digit recognition as well as </text:span><text:span text:style-name="T6">on </text:span><text:span text:style-name="T8">reCAPTCHA reverse turing test challenge.</text:span></text:p>
      <text:p text:style-name="P1">The tool of Google Street View is <text:span text:style-name="T59">also</text:span> being used as a cheap method of in-field visits for social observations in <text:span text:style-name="T33">~</text:span><text:span text:style-name="T5">\cite</text:span>[<text:a xlink:type="simple" xlink:href="https://www.ncbi.nlm.nih.gov/pmc/articles/PMC3537178/" text:style-name="Internet_20_link" text:visited-style-name="Visited_20_Internet_20_Link">https://www.ncbi.nlm.nih.gov/pmc/articles/PMC3537178/</text:a>] <text:span text:style-name="T59">or in </text:span><text:span text:style-name="T33">~</text:span><text:span text:style-name="T5">\cite</text:span><text:span text:style-name="T6">[PMC3031144/#SD1] study, </text:span><text:span text:style-name="T11">which measures the applicability </text:span><text:span text:style-name="T6">of </text:span><text:span text:style-name="T11">using</text:span><text:span text:style-name="T6"> Street View </text:span><text:span text:style-name="T11">images for cheap location auditing. </text:span><text:span text:style-name="T6">While </text:span><text:span text:style-name="T11">this study needed human intervention in both its generated datasets, an </text:span><text:span text:style-name="T6">in-person field audit and Street View human operated </text:span><text:span text:style-name="T11">audit, it is of interest to us</text:span><text:span text:style-name="T6">. While some labels cannot be conclusively obtained just from the imagery data, other environmental characteristics are easily recognized. </text:span><text:span text:style-name="T11">M</text:span><text:span text:style-name="T6">easures of pedestrian safety, such as speed bumps, infrastructure object of public transportation systems and parking spaces </text:span><text:span text:style-name="T11">could be discovered on the images</text:span><text:span text:style-name="T6">. This study gives us </text:span><text:span text:style-name="T12">an idea of </text:span><text:span text:style-name="T6">what kind of information can be concluded from Street View images </text:span><text:span text:style-name="T12">by human </text:span><text:span text:style-name="T6">eval</text:span><text:span text:style-name="T12">u</text:span><text:span text:style-name="T6">ators.</text:span></text:p>
      <text:p text:style-name="P2"/>
      <text:p text:style-name="P18"><text:span text:style-name="T6">Another work of </text:span><text:span text:style-name="T33">~</text:span><text:span text:style-name="T5">\cite</text:span><text:span text:style-name="T6">[</text:span><text:span text:style-name="T14">scene-completion.pdf</text:span><text:span text:style-name="T6">] makes use of large datasets of images for the task of missing masked out section of photograph recreation, </text:span><text:span text:style-name="T57">by estimating inter-image similarity and patch of image transplantation suit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8:11:22.315789989</meta:creation-date>
    <dc:date>2017-06-28T19:46:54.307859999</dc:date>
    <meta:editing-duration>PT1H9M45S</meta:editing-duration>
    <meta:editing-cycles>60</meta:editing-cycles>
    <meta:generator>LibreOffice/5.1.6.2$Linux_X86_64 LibreOffice_project/10m0$Build-2</meta:generator>
    <meta:document-statistic meta:table-count="0" meta:image-count="0" meta:object-count="0" meta:page-count="7" meta:paragraph-count="111" meta:word-count="3278" meta:character-count="22097" meta:non-whitespace-character-count="18918"/>
  </office:meta>
</office:document-meta>
</file>